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uprum" svg:font-family="Cupru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6.902cm"/>
        </style:tab-stops>
      </style:paragraph-properties>
    </style:style>
    <style:style style:name="P2" style:family="paragraph" style:parent-style-name="Standard">
      <style:paragraph-properties fo:text-align="justify" style:justify-single-word="false">
        <style:tab-stops>
          <style:tab-stop style:position="6.902cm"/>
        </style:tab-stops>
      </style:paragraph-properties>
      <style:text-properties style:font-name="Cuprum" fo:font-size="12pt" style:text-underline-style="solid" style:text-underline-width="auto" style:text-underline-color="font-color" fo:font-weight="bold" style:font-size-asian="12pt" style:font-weight-asian="bold" style:font-name-complex="Cuprum"/>
    </style:style>
    <style:style style:name="P3" style:family="paragraph" style:parent-style-name="Standard">
      <style:paragraph-properties fo:text-align="justify" style:justify-single-word="false">
        <style:tab-stops>
          <style:tab-stop style:position="6.902cm"/>
        </style:tab-stops>
      </style:paragraph-properties>
      <style:text-properties style:font-name="Cuprum" fo:font-weight="bold" style:font-weight-asian="bold" style:font-name-complex="Cuprum"/>
    </style:style>
    <style:style style:name="P4" style:family="paragraph" style:parent-style-name="Standard">
      <style:text-properties style:font-name="Cuprum" style:font-name-complex="Cuprum"/>
    </style:style>
    <style:style style:name="P5" style:family="paragraph" style:parent-style-name="Standard">
      <style:paragraph-properties fo:text-align="end" style:justify-single-word="false"/>
      <style:text-properties style:font-name="Cuprum" officeooo:rsid="00182cd9" officeooo:paragraph-rsid="00182cd9" style:font-name-complex="Cuprum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6.90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6.902cm"/>
        </style:tab-stops>
      </style:paragraph-properties>
      <style:text-properties style:font-name="Cuprum" style:font-name-complex="Cuprum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902cm"/>
        </style:tab-stops>
      </style:paragraph-properties>
      <style:text-properties style:font-name="Cuprum" style:font-name-complex="Cuprum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6.902cm"/>
        </style:tab-stops>
      </style:paragraph-properties>
      <style:text-properties style:font-name="Cuprum" officeooo:rsid="00155ce1" officeooo:paragraph-rsid="00155ce1" style:font-name-complex="Cuprum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6.902cm"/>
        </style:tab-stops>
      </style:paragraph-properties>
      <style:text-properties style:font-name="Cuprum" fo:font-weight="bold" style:font-weight-asian="bold" style:font-name-complex="Cuprum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902cm"/>
        </style:tab-stops>
      </style:paragraph-properties>
      <style:text-properties style:font-name="Cuprum" fo:font-weight="bold" style:font-weight-asian="bold" style:font-name-complex="Cuprum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902cm"/>
        </style:tab-stops>
      </style:paragraph-properties>
      <style:text-properties style:font-name="Cuprum" fo:font-style="italic" style:font-style-asian="italic" style:font-name-complex="Cuprum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902cm"/>
        </style:tab-stops>
      </style:paragraph-properties>
      <style:text-properties style:font-name="Cuprum" style:font-name-asian="Times New Roman" style:language-asian="fr" style:country-asian="FR" style:font-name-complex="Cuprum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902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false" fo:line-height="150%">
        <style:tab-stops>
          <style:tab-stop style:position="6.902cm"/>
        </style:tab-stops>
      </style:paragraph-properties>
    </style:style>
    <style:style style:name="P1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6.902cm"/>
        </style:tab-stops>
      </style:paragraph-properties>
    </style:style>
    <style:style style:name="P17" style:family="paragraph" style:parent-style-name="Standard">
      <style:paragraph-properties fo:text-align="center" style:justify-single-word="false">
        <style:tab-stops>
          <style:tab-stop style:position="6.902cm"/>
        </style:tab-stops>
      </style:paragraph-properties>
      <style:text-properties style:font-name="Cuprum" fo:font-size="12pt" style:text-underline-style="solid" style:text-underline-width="auto" style:text-underline-color="font-color" fo:font-weight="bold" style:font-size-asian="12pt" style:font-weight-asian="bold" style:font-name-complex="Cuprum"/>
    </style:style>
    <style:style style:name="P18" style:family="paragraph" style:parent-style-name="Standard">
      <style:paragraph-properties fo:text-align="center" style:justify-single-word="false">
        <style:tab-stops>
          <style:tab-stop style:position="6.902cm"/>
        </style:tab-stops>
      </style:paragraph-properties>
      <style:text-properties style:font-name="Cuprum" fo:font-size="12pt" style:text-underline-style="solid" style:text-underline-width="auto" style:text-underline-color="font-color" fo:font-weight="bold" officeooo:rsid="00155ce1" officeooo:paragraph-rsid="00155ce1" style:font-size-asian="12pt" style:font-weight-asian="bold" style:font-name-complex="Cuprum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902cm"/>
        </style:tab-stops>
      </style:paragraph-properties>
      <style:text-properties style:font-name="Cuprum" fo:font-size="12pt" style:text-underline-style="solid" style:text-underline-width="auto" style:text-underline-color="font-color" fo:font-weight="bold" officeooo:rsid="001498f3" officeooo:paragraph-rsid="001498f3" style:font-size-asian="12pt" style:font-weight-asian="bold" style:font-name-complex="Cuprum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6.902cm"/>
        </style:tab-stops>
      </style:paragraph-properties>
      <style:text-properties style:font-name="Cuprum" style:font-name-complex="Cuprum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6.902cm"/>
        </style:tab-stops>
      </style:paragraph-properties>
      <style:text-properties style:font-name="Cuprum" officeooo:rsid="00155ce1" officeooo:paragraph-rsid="00155ce1" style:font-name-complex="Cuprum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6.902cm"/>
        </style:tab-stops>
      </style:paragraph-properties>
      <style:text-properties style:font-name="Cuprum" style:font-name-complex="Cuprum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902cm"/>
        </style:tab-stops>
      </style:paragraph-properties>
      <style:text-properties style:font-name="Cuprum" style:font-name-complex="Cuprum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902cm"/>
        </style:tab-stops>
      </style:paragraph-properties>
      <style:text-properties style:font-name="Cuprum" style:font-name-asian="Times New Roman" style:language-asian="fr" style:country-asian="FR" style:font-name-complex="Cuprum" style:font-size-complex="12pt"/>
    </style:style>
    <style:style style:name="T1" style:family="text">
      <style:text-properties style:font-name="Cuprum" fo:font-size="12pt" style:text-underline-style="solid" style:text-underline-width="auto" style:text-underline-color="font-color" fo:font-weight="bold" style:font-size-asian="12pt" style:font-weight-asian="bold" style:font-name-complex="Cuprum"/>
    </style:style>
    <style:style style:name="T2" style:family="text">
      <style:text-properties style:font-name="Cuprum" fo:font-size="12pt" fo:font-style="italic" style:font-size-asian="12pt" style:font-style-asian="italic" style:font-name-complex="Cuprum"/>
    </style:style>
    <style:style style:name="T3" style:family="text">
      <style:text-properties style:font-name="Cuprum" style:font-name-complex="Cuprum"/>
    </style:style>
    <style:style style:name="T4" style:family="text">
      <style:text-properties style:font-name="Cuprum" officeooo:rsid="001636b0" style:font-name-complex="Cuprum"/>
    </style:style>
    <style:style style:name="T5" style:family="text">
      <style:text-properties style:font-name="Cuprum" fo:font-weight="bold" style:font-weight-asian="bold" style:font-name-complex="Cuprum"/>
    </style:style>
    <style:style style:name="T6" style:family="text">
      <style:text-properties style:font-name="Cuprum" fo:font-style="italic" style:font-style-asian="italic" style:font-name-complex="Cuprum"/>
    </style:style>
    <style:style style:name="T7" style:family="text">
      <style:text-properties style:font-name="Franklin Gothic Medium Cond" fo:font-weight="bold" style:font-weight-asian="bold" style:font-name-complex="Franklin Gothic Medium Cond"/>
    </style:style>
    <style:style style:name="T8" style:family="text">
      <style:text-properties officeooo:rsid="00155ce1"/>
    </style:style>
    <style:style style:name="T9" style:family="text">
      <style:text-properties officeooo:rsid="0019c1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7">CONTRAT DE LOCATION</text:p>
      <text:p text:style-name="P1"><text:span text:style-name="T2">ou</text:span><text:span text:style-name="T1"> DE MISE A « DISPOSTION » A TITRE GRATUIT D’UN </text:span></text:p>
      <text:p text:style-name="P18">LOCAL/TERRAIN.</text:p>
      <text:p text:style-name="P19">Code Civil : Article 5<text:span text:style-name="T9">44</text:span> T-1 D-<text:span text:style-name="T9">1à</text:span>3.</text:p>
      <text:p text:style-name="P2"/>
      <text:p text:style-name="P3">Les soussignés </text:p>
      <text:p text:style-name="P7">LE BAILLEUR / <text:span text:style-name="T8">CADRE</text:span></text:p>
      <text:p text:style-name="P9">CARL MICKAEL, </text:p>
      <text:p text:style-name="P9">MARAICHER + COMPOSITEUR MUSICIEN.</text:p>
      <text:p text:style-name="P9">1 IMPASSE DE L’ANCIENNE POTERIE</text:p>
      <text:p text:style-name="P9">14860 BAVENT</text:p>
      <text:p text:style-name="P9">NÉE LE 17/09/1987 À CHERBOURG-OCTEVILLE</text:p>
      <text:p text:style-name="P7"/>
      <text:p text:style-name="P7">Ci-après dénommé(e) «LE BAILLEUR »</text:p>
      <text:p text:style-name="P7"/>
      <text:p text:style-name="P7">LE LOCATAIRE</text:p>
      <text:p text:style-name="P7">(Si location du terrain à titre individuel)</text:p>
      <text:p text:style-name="P7">[Mme /M. NOM et Prénoms], [profession], demeurant à [adresse] </text:p>
      <text:p text:style-name="P7">Né(e) le [date de naissance] à [lieu]</text:p>
      <text:p text:style-name="P7"/>
      <text:p text:style-name="P7">OU</text:p>
      <text:p text:style-name="P7"/>
      <text:p text:style-name="P7">(Si location du terrain au nom de l’association)</text:p>
      <text:p text:style-name="P7">[Mme/M. NOM et Prénom], agissant en qualité de [poste au sein de l’association] pour le compte de [forme, dénomination de la structure et immatriculation éventuelle], situé à [adresse du siège social].</text:p>
      <text:p text:style-name="P7"/>
      <text:p text:style-name="P7">Ci-après dénommé(e) « LE LOCATAIRE »</text:p>
      <text:p text:style-name="P7"/>
      <text:p text:style-name="P10">Ont convenu ce qui suit :</text:p>
      <text:p text:style-name="P10"/>
      <text:p text:style-name="P6"><text:span text:style-name="T5">ARTICLE 1 – D</text:span><text:span text:style-name="T7">É</text:span><text:span text:style-name="T5">SIGNATION DU TERRAIN/DU LOCAL</text:span></text:p>
      <text:p text:style-name="P7">Le terrain/le local, objet de la location, est situé à [adresse]. Il est composé de [nombre de parcelles] de [nombre d’hectares] </text:p>
      <text:p text:style-name="P7">Les parcelles sont les suivantes : n°………………………..</text:p>
      <text:p text:style-name="P7"><text:soft-page-break/>OU</text:p>
      <text:p text:style-name="P7">Le local, objet de la location, est situé à [adresse]. Il est composé de [nombre de mètres carrés ou description de la salle].</text:p>
      <text:p text:style-name="P7">(Vous pouvez ajouter ou enlever des informations, préciser des points qui vous semblent importants, …). </text:p>
      <text:p text:style-name="P7"/>
      <text:p text:style-name="P10"/>
      <text:p text:style-name="P10">ARTICLE 2 – DESTINATION DES LIEUX</text:p>
      <text:p text:style-name="P20">Le terrain/le local servira à l’organisation de [nature de l’événement : soirée, festival…].</text:p>
      <text:p text:style-name="P8"/>
      <text:p text:style-name="P14"><text:span text:style-name="T5">ARTICLE 3 – DUR</text:span><text:span text:style-name="T7">É</text:span><text:span text:style-name="T5">E DE LA LOCATION</text:span></text:p>
      <text:p text:style-name="P8">La location du terrain/local commencera le [date] et se terminera le [date]. La manifestation se déroulera du [date et heure] au [date et heure] et le reste du temps sera consacré au montage, démontage et nettoyage. </text:p>
      <text:p text:style-name="P11"/>
      <text:p text:style-name="P11"/>
      <text:p text:style-name="P11">ARTICLE 4 – MISE A DISPOSITION</text:p>
      <text:p text:style-name="P8">La mise à disposition du terrain/du local se fait au prix [somme] sur une base de [prix].</text:p>
      <text:p text:style-name="P8">Le paiement se fera en date du <text:s/>[avant la prise du lieu, après la fête…]</text:p>
      <text:p text:style-name="P8">(Si vous envisagez une avance pour la location, indiquez-le ainsi que pourcentage et la somme).</text:p>
      <text:p text:style-name="P12">Ou</text:p>
      <text:p text:style-name="P8">La mise à disposition se fait à titre gratuit</text:p>
      <text:p text:style-name="P8"/>
      <text:p text:style-name="P11">ARTICLE 5 – CONDITIONS </text:p>
      <text:p text:style-name="P8">Le locataire s’engage à payer le prix du bail aux échéances convenues. </text:p>
      <text:p text:style-name="P8">Le locataire s’engage à rendre le terrain/le local dans le même état qu’il l’a trouvé. Le terrain/le local sera entièrement nettoyé. Tout dégât éventuel commis sur le terrain/le local ou sur les terrains/les locaux voisins sera pris en charge par le locataire. </text:p>
      <text:p text:style-name="P14"><text:span text:style-name="T3">Le locataire assume la responsabilité entière de tout accident ou troubles qui pourraient survenir sur le terrain pendant <text:s/>l’ensemble de la durée de la manifestation </text:span><text:span text:style-name="T6">et disposera d’une assurance pour couvrir son projet.</text:span></text:p>
      <text:p text:style-name="P8"/>
      <text:p text:style-name="P13"><text:soft-page-break/>Le bailleur s'engage à délivrer le terrain/local en bon état de réparation de toute espèce et en état de servir à l'usage pour lequel il a été loué. </text:p>
      <text:p text:style-name="P13"/>
      <text:p text:style-name="P8">Le bailleur assurera la jouissance paisible du locataire pendant toute la durée du bail.</text:p>
      <text:p text:style-name="P8"/>
      <text:p text:style-name="P8">Fait en deux exemplaires, le <text:span text:style-name="T8">31/10/2020</text:span>,</text:p>
      <text:p text:style-name="P8"/>
      <text:p text:style-name="P15"><text:span text:style-name="T3">Le bailleur, Mme/M. NOM et Prénom<text:tab/> <text:s text:c="19"/>Le locataire, Mme/M. NOM et </text:span><text:span text:style-name="T4">Prénom</text:span></text:p>
      <text:p text:style-name="P8"><text:s text:c="44"/>Signature<text:tab/> <text:s text:c="65"/>Signatu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chno+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uprum" svg:font-family="Cupru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/>
    <dc:subject/>
    <meta:keyword/>
    <dc:description/>
    <meta:initial-creator>Samuel</meta:initial-creator>
    <meta:creation-date>2016-02-22T15:17:00</meta:creation-date>
    <dc:date>2020-11-15T15:58:52.881046965</dc:date>
    <meta:editing-cycles>10</meta:editing-cycles>
    <meta:editing-duration>PT19M17S</meta:editing-duration>
    <meta:generator>LibreOffice/6.4.4.2$MacOSX_X86_64 LibreOffice_project/3d775be2011f3886db32dfd395a6a6d1ca2630ff</meta:generator>
    <meta:document-statistic meta:table-count="0" meta:image-count="0" meta:object-count="0" meta:page-count="3" meta:paragraph-count="47" meta:word-count="476" meta:character-count="3013" meta:non-whitespace-character-count="2436"/>
  </office:meta>
</office:document-meta>
</file>